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640000009743F3E79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form="urn:oasis:names:tc:opendocument:xmlns:form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officeooo="http://openoffice.org/2009/office" xmlns:number="urn:oasis:names:tc:opendocument:xmlns:datastyle:1.0" office:version="1.2">
  <office:scripts/>
  <office:font-face-decls>
    <style:font-face style:name="PodStarSymbol" svg:font-family="StarSymbol"/>
    <style:font-face style:name="vardana" svg:font-family="vardana"/>
    <style:font-face style:name="Arial" svg:font-family="Arial" style:font-family-generic="swiss"/>
    <style:font-face style:name="Droid Sans Devanagari1" svg:font-family="'Droid Sans Devanagari'" style:font-family-generic="swiss"/>
    <style:font-face style:name="Liberation Serif1" style:font-pitch="variable" svg:font-family="'Liberation Serif'"/>
    <style:font-face style:name="vardana2" style:font-pitch="variable" svg:font-family="vardana"/>
    <style:font-face style:name="Albertus Extra Bold" style:font-pitch="variable" svg:font-family="'Albertus Extra Bold'" style:font-family-generic="roman"/>
    <style:font-face style:name="Droid Sans Fallback1" style:font-pitch="variable" svg:font-family="'Droid Sans Fallback'" style:font-family-generic="roman"/>
    <style:font-face style:name="Liberation Serif" style:font-pitch="variable" svg:font-family="'Liberation Serif'" style:font-family-generic="roman"/>
    <style:font-face style:name="Times New Roman" style:font-pitch="variable" svg:font-family="'Times New Roman'" style:font-family-generic="roman"/>
    <style:font-face style:name="Verdana" style:font-pitch="variable" svg:font-family="Verdana" style:font-family-generic="roman"/>
    <style:font-face style:name="vardana1" style:font-pitch="variable" svg:font-family="vardana" style:font-family-generic="roman"/>
    <style:font-face style:name="Liberation Sans" style:font-pitch="variable" svg:font-family="'Liberation Sans'" style:font-family-generic="swiss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  <style:font-face style:name="Times New Roman1" style:font-pitch="variable" svg:font-family="'Times New Roman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Table1" style:family="table">
      <style:table-properties fo:margin-top="0cm" table:align="left" style:writing-mode="lr-tb" fo:margin-left="-0.011cm" fo:margin-bottom="0cm" style:width="17.016cm"/>
    </style:style>
    <style:style style:name="Table1.A" style:family="table-column">
      <style:table-column-properties style:column-width="8.005cm"/>
    </style:style>
    <style:style style:name="Table1.B" style:family="table-column">
      <style:table-column-properties style:column-width="9.012cm"/>
    </style:style>
    <style:style style:name="Table1.1" style:family="table-row">
      <style:table-row-properties fo:keep-together="auto" style:min-row-height="0.497cm"/>
    </style:style>
    <style:style style:name="Table1.A1" style:family="table-cell">
      <style:table-cell-properties fo:border="0.5pt solid #00000a" fo:background-color="#ffffff" fo:padding-left="0.132cm" fo:padding-bottom="0cm" fo:padding-right="0.123cm" fo:padding-top="0cm" style:vertical-align="middle">
        <style:background-image/>
      </style:table-cell-properties>
    </style:style>
    <style:style style:name="Table1.3" style:family="table-row">
      <style:table-row-properties fo:keep-together="auto" style:min-row-height="0.101cm"/>
    </style:style>
    <style:style style:name="Table2" style:family="table">
      <style:table-properties table:align="margins" style:width="17cm"/>
    </style:style>
    <style:style style:name="Table2.A" style:family="table-column">
      <style:table-column-properties style:column-width="4.895cm" style:rel-column-width="18869*"/>
    </style:style>
    <style:style style:name="Table2.B" style:family="table-column">
      <style:table-column-properties style:column-width="7.211cm" style:rel-column-width="27796*"/>
    </style:style>
    <style:style style:name="Table2.C" style:family="table-column">
      <style:table-column-properties style:column-width="4.895cm" style:rel-column-width="18870*"/>
    </style:style>
    <style:style style:name="Table2.A1" style:family="table-cell">
      <style:table-cell-properties fo:border-top="0.05pt solid #000000" fo:padding="0.097cm" fo:border-left="0.05pt solid #000000" fo:border-bottom="0.05pt solid #000000" style:vertical-align="middle" fo:border-right="none"/>
    </style:style>
    <style:style style:name="Table2.C1" style:family="table-cell">
      <style:table-cell-properties fo:border="0.05pt solid #000000" style:vertical-align="middle" fo:padding="0.097cm"/>
    </style:style>
    <style:style style:name="Table2.A2" style:family="table-cell">
      <style:table-cell-properties fo:border-top="none" fo:border-left="0.05pt solid #000000" fo:border-right="none" fo:padding="0.097cm" fo:border-bottom="0.05pt solid #000000"/>
    </style:style>
    <style:style style:name="Table2.B2" style:family="table-cell">
      <style:table-cell-properties fo:border-top="none" fo:border-left="0.05pt solid #000000" fo:border-right="none" fo:padding="0.097cm" fo:border-bottom="0.05pt solid #000000"/>
    </style:style>
    <style:style style:name="Table2.C2" style:family="table-cell">
      <style:table-cell-properties fo:border-top="none" fo:border-left="0.05pt solid #000000" fo:border-right="0.05pt solid #000000" fo:padding="0.097cm" fo:border-bottom="0.05pt solid #000000"/>
    </style:style>
    <style:style style:name="Table3" style:family="table">
      <style:table-properties table:align="margins" style:width="17cm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border="0.05pt solid #000000" fo:padding="0.097cm"/>
    </style:style>
    <style:style style:name="Table3.A2" style:family="table-cell">
      <style:table-cell-properties fo:border-top="none" fo:border-left="0.05pt solid #000000" fo:border-right="0.05pt solid #000000" fo:padding="0.097cm" fo:border-bottom="0.05pt solid #000000"/>
    </style:style>
    <style:style style:name="Table4" style:family="table">
      <style:table-properties table:align="margins" style:width="17cm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border="0.05pt solid #000000" fo:padding="0.097cm"/>
    </style:style>
    <style:style style:name="Table4.A2" style:family="table-cell">
      <style:table-cell-properties fo:border-top="none" fo:border-left="0.05pt solid #000000" fo:border-right="0.05pt solid #000000" fo:padding="0.097cm" fo:border-bottom="0.05pt solid #000000"/>
    </style:style>
    <style:style style:name="Table5" style:family="table">
      <style:table-properties table:align="left" style:width="16.995cm"/>
    </style:style>
    <style:style style:name="Table5.A" style:family="table-column">
      <style:table-column-properties style:column-width="3.094cm"/>
    </style:style>
    <style:style style:name="Table5.B" style:family="table-column">
      <style:table-column-properties style:column-width="13.901cm"/>
    </style:style>
    <style:style style:name="Table5.A1" style:family="table-cell">
      <style:table-cell-properties fo:border-top="0.05pt solid #000000" fo:border-left="0.05pt solid #000000" fo:border-right="none" fo:padding="0.097cm" fo:border-bottom="0.05pt solid #000000"/>
    </style:style>
    <style:style style:name="Table5.B1" style:family="table-cell">
      <style:table-cell-properties fo:border="0.05pt solid #000000" fo:padding="0.097cm"/>
    </style:style>
    <style:style style:name="Table5.A2" style:family="table-cell">
      <style:table-cell-properties fo:border-top="none" fo:border-left="0.05pt solid #000000" fo:border-right="none" fo:padding="0.097cm" fo:border-bottom="0.05pt solid #000000"/>
    </style:style>
    <style:style style:name="Table5.B2" style:family="table-cell">
      <style:table-cell-properties fo:border-top="none" fo:border-left="0.05pt solid #000000" fo:border-right="0.05pt solid #000000" fo:padding="0.097cm" fo:border-bottom="0.05pt solid #000000"/>
    </style:style>
    <style:style style:name="Table7" style:family="table">
      <style:table-properties table:align="margins" style:width="17cm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border="0.05pt solid #000000" fo:padding="0.097cm"/>
    </style:style>
    <style:style style:name="Table7.A2" style:family="table-cell">
      <style:table-cell-properties fo:border-top="none" fo:border-left="0.05pt solid #000000" fo:border-right="0.05pt solid #000000" fo:padding="0.097cm" fo:border-bottom="0.05pt solid #000000"/>
    </style:style>
    <style:style style:name="P1" style:parent-style-name="Table_20_Contents" style:family="paragraph">
      <style:paragraph-properties fo:text-align="start" style:justify-single-word="false"/>
    </style:style>
    <style:style style:name="P2" style:parent-style-name="Table_20_Contents" style:family="paragraph">
      <style:text-properties officeooo:paragraph-rsid="0037f377" style:font-size-asian="9pt" style:font-name="vardana" style:font-size-complex="9pt" officeooo:rsid="002f92ea" fo:font-size="9pt"/>
    </style:style>
    <style:style style:name="P3" style:parent-style-name="Table_20_Contents" style:family="paragraph">
      <style:text-properties officeooo:paragraph-rsid="00442c30" style:font-size-asian="9pt" style:font-name="vardana" style:font-size-complex="9pt" officeooo:rsid="002f92ea" fo:font-size="9pt"/>
    </style:style>
    <style:style style:name="P4" style:parent-style-name="Table_20_Contents" style:family="paragraph">
      <style:paragraph-properties fo:text-align="center" style:justify-single-word="false"/>
      <style:text-properties officeooo:paragraph-rsid="00479311" style:font-size-asian="9pt" style:font-name="vardana" style:font-size-complex="9pt" officeooo:rsid="002f92ea" fo:font-size="9pt"/>
    </style:style>
    <style:style style:name="P5" style:parent-style-name="Table_20_Contents" style:family="paragraph">
      <style:text-properties officeooo:paragraph-rsid="0058400d" style:font-size-asian="9pt" style:font-name="vardana" style:font-size-complex="9pt" officeooo:rsid="002f92ea" fo:font-size="9pt"/>
    </style:style>
    <style:style style:name="P6" style:parent-style-name="Table_20_Contents" style:family="paragraph">
      <style:text-properties officeooo:paragraph-rsid="0085a90b" style:font-size-asian="9pt" style:font-name="Verdana" style:font-size-complex="9pt" style:font-name-asian="Times New Roman1" fo:font-size="9pt" style:font-name-complex="Times New Roman1"/>
    </style:style>
    <style:style style:name="P7" style:parent-style-name="Table_20_Contents" style:family="paragraph">
      <style:text-properties officeooo:paragraph-rsid="0086462b" style:font-size-asian="9pt" style:font-name="Verdana" style:font-size-complex="9pt" officeooo:rsid="00819e6b" style:font-name-asian="Times New Roman1" fo:font-size="9pt" style:font-name-complex="Times New Roman1"/>
    </style:style>
    <style:style style:name="P8" style:parent-style-name="Standard" style:family="paragraph">
      <style:paragraph-properties fo:margin-top="0.423cm" loext:contextual-spacing="false" fo:text-align="center" style:justify-single-word="false" fo:margin-bottom="0.212cm" fo:line-height="100%"/>
      <style:text-properties officeooo:paragraph-rsid="00310e2e" fo:font-weight="bold" fo:country="ES" fo:language="es" style:font-name="Verdana" style:font-size-complex="8pt" style:font-size-asian="8pt" fo:text-transform="uppercase" fo:font-size="8pt" style:font-weight-asian="bold" fo:color="#002060"/>
    </style:style>
    <style:style style:name="P9" style:parent-style-name="Title" style:family="paragraph">
      <style:paragraph-properties fo:text-align="center" style:justify-single-word="false" fo:line-height="100%"/>
      <style:text-properties officeooo:paragraph-rsid="00310e2e"/>
    </style:style>
    <style:style style:name="P10" style:parent-style-name="Standard" style:family="paragraph">
      <style:paragraph-properties fo:margin-top="0cm" fo:text-indent="0cm" loext:contextual-spacing="false" fo:margin-left="0.127cm" style:auto-text-indent="false" fo:margin-right="0cm" fo:margin-bottom="0cm" fo:line-height="100%"/>
      <style:text-properties fo:font-weight="bold" fo:country="ES" fo:language="es" style:font-name="Verdana" style:font-size-complex="8pt" style:font-size-asian="8pt" fo:text-transform="uppercase" fo:font-size="8pt" style:font-weight-asian="bold" fo:color="#002060"/>
    </style:style>
    <style:style style:name="P11" style:parent-style-name="Header" style:family="paragraph">
      <style:paragraph-properties fo:text-align="start" style:justify-single-word="false"/>
    </style:style>
    <style:style style:name="P12" style:parent-style-name="Footer" style:family="paragraph">
      <style:paragraph-properties fo:text-align="end" style:justify-single-word="false"/>
      <style:text-properties officeooo:paragraph-rsid="00310e2e" fo:font-weight="bold" fo:background-color="transparent" style:font-size-asian="6pt" style:font-name="Verdana" style:font-size-complex="6pt" officeooo:rsid="00310e2e" style:font-name-asian="Times New Roman1" fo:font-size="6pt" style:font-weight-asian="bold" style:font-weight-complex="bold" fo:color="#004586" style:font-name-complex="Times New Roman1"/>
    </style:style>
    <style:style style:name="P13" style:parent-style-name="Footer" style:family="paragraph">
      <style:text-properties officeooo:paragraph-rsid="00310e2e" fo:font-weight="bold" style:font-size-asian="8pt" style:font-name="Verdana" style:font-size-complex="9pt" style:font-name-asian="Times New Roman1" fo:font-size="8pt" style:font-weight-asian="bold" style:font-weight-complex="bold" fo:color="#000000" style:font-name-complex="Times New Roman1"/>
    </style:style>
    <style:style style:name="P14" style:parent-style-name="Standard" style:family="paragraph">
      <style:text-properties officeooo:paragraph-rsid="001ce1d2" fo:font-weight="bold" style:font-size-asian="12pt" style:font-name="Arial" style:font-size-complex="12pt" style:font-name-asian="Times New Roman1" fo:font-size="12pt" style:font-weight-asian="bold" style:font-weight-complex="bold" fo:color="#17365d" style:font-name-complex="Times New Roman1"/>
    </style:style>
    <style:style style:name="P15" style:parent-style-name="Standard" style:family="paragraph">
      <style:text-properties officeooo:paragraph-rsid="0085a90b" fo:font-weight="bold" style:font-size-asian="9pt" style:font-name="Verdana" style:font-size-complex="9pt" officeooo:rsid="006dacdf" style:font-name-asian="Times New Roman1" fo:font-size="9pt" style:font-weight-asian="bold" style:font-weight-complex="bold" fo:color="#17365d" style:font-name-complex="Times New Roman1"/>
    </style:style>
    <style:style style:name="P16" style:parent-style-name="Standard" style:family="paragraph">
      <style:text-properties officeooo:paragraph-rsid="0085a90b"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P17" style:parent-style-name="Standard" style:family="paragraph">
      <style:text-properties officeooo:paragraph-rsid="001ce1d2" style:font-size-asian="12pt" style:font-name="Arial" fo:font-size="12pt" style:font-size-complex="12pt"/>
    </style:style>
    <style:style style:name="P18" style:parent-style-name="Standard" style:family="paragraph">
      <style:text-properties officeooo:paragraph-rsid="002b85d9" style:font-size-asian="12pt" style:font-name="Arial" fo:font-size="12pt" style:font-size-complex="12pt"/>
    </style:style>
    <style:style style:name="P19" style:parent-style-name="Standard" style:family="paragraph">
      <style:text-properties officeooo:paragraph-rsid="006dacdf" style:font-size-asian="12pt" style:font-name="Arial" fo:font-size="12pt" style:font-size-complex="12pt"/>
    </style:style>
    <style:style style:name="P20" style:parent-style-name="Standard" style:family="paragraph">
      <style:text-properties officeooo:paragraph-rsid="0090726c" style:font-size-asian="12pt" style:font-name="Arial" fo:font-size="12pt" style:font-size-complex="12pt"/>
    </style:style>
    <style:style style:name="P21" style:parent-style-name="Standard" style:family="paragraph">
      <style:text-properties officeooo:paragraph-rsid="007784d4" style:font-size-asian="9pt" style:font-name="vardana" style:font-size-complex="9pt" officeooo:rsid="007784d4" fo:font-size="9pt"/>
    </style:style>
    <style:style style:name="P22" style:parent-style-name="Standard" style:family="paragraph">
      <style:text-properties officeooo:paragraph-rsid="00920d7c"/>
    </style:style>
    <style:style style:name="P23" style:parent-style-name="Standard" style:family="paragraph">
      <style:paragraph-properties fo:margin-top="0cm" fo:line-height="100%" fo:margin-bottom="0cm" loext:contextual-spacing="false"/>
      <style:text-properties officeooo:paragraph-rsid="001ce1d2" fo:font-style="normal" style:font-size-asian="12pt" style:font-name="Arial" style:font-size-complex="12pt" fo:font-size="12pt" style:font-style-asian="normal" style:font-style-complex="normal"/>
    </style:style>
    <style:style style:name="P24" style:parent-style-name="Standard" style:family="paragraph">
      <style:paragraph-properties fo:margin-top="0cm" fo:line-height="100%" fo:margin-bottom="0cm" loext:contextual-spacing="false"/>
      <style:text-properties officeooo:paragraph-rsid="002ade15" fo:font-style="normal" style:font-size-asian="12pt" style:font-name="Arial" style:font-size-complex="12pt" fo:font-size="12pt" style:font-style-asian="normal" style:font-style-complex="normal"/>
    </style:style>
    <style:style style:name="P25" style:parent-style-name="Standard" style:family="paragraph">
      <style:paragraph-properties fo:margin-top="0cm" fo:line-height="100%" fo:margin-bottom="0cm" loext:contextual-spacing="false"/>
      <style:text-properties officeooo:paragraph-rsid="002ade15" style:font-size-asian="12pt" style:font-name="Arial" fo:font-size="12pt" style:font-size-complex="12pt"/>
    </style:style>
    <style:style style:name="P26" style:parent-style-name="Standard" style:family="paragraph">
      <style:paragraph-properties fo:margin-top="0cm" loext:contextual-spacing="false" fo:text-align="center" style:justify-single-word="false" fo:margin-bottom="0cm" fo:line-height="100%"/>
      <style:text-properties officeooo:paragraph-rsid="002c8e5c" style:font-size-asian="12pt" style:font-name="Arial" style:font-size-complex="12pt" officeooo:rsid="002c8e5c" fo:font-size="12pt"/>
    </style:style>
    <style:style style:name="P27" style:parent-style-name="Standard" style:family="paragraph">
      <style:paragraph-properties fo:margin-top="0cm" fo:line-height="100%" fo:margin-bottom="0cm" loext:contextual-spacing="false"/>
      <style:text-properties officeooo:paragraph-rsid="002c8e5c"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P28" style:parent-style-name="Standard" style:family="paragraph">
      <style:paragraph-properties fo:margin-top="0cm" loext:contextual-spacing="false" fo:text-align="center" style:justify-single-word="false" fo:margin-bottom="0cm" fo:line-height="100%"/>
      <style:text-properties officeooo:paragraph-rsid="002c8e5c"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P29" style:parent-style-name="Standard" style:family="paragraph">
      <style:paragraph-properties fo:margin-top="0cm" loext:contextual-spacing="false" fo:text-align="center" style:justify-single-word="false" fo:margin-bottom="0cm" fo:line-height="100%"/>
      <style:text-properties officeooo:paragraph-rsid="0085a90b"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P30" style:parent-style-name="Standard" style:family="paragraph">
      <style:paragraph-properties fo:margin-top="0cm" fo:line-height="100%" fo:margin-bottom="0cm" loext:contextual-spacing="false"/>
      <style:text-properties officeooo:paragraph-rsid="002fbab9"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P31" style:parent-style-name="Standard" style:family="paragraph">
      <style:paragraph-properties fo:margin-top="0cm" fo:line-height="100%" fo:margin-bottom="0cm" loext:contextual-spacing="false"/>
      <style:text-properties officeooo:paragraph-rsid="0085a90b"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P32" style:parent-style-name="Standard" style:family="paragraph">
      <style:paragraph-properties fo:break-before="page"/>
      <style:text-properties officeooo:paragraph-rsid="0085a90b" fo:font-weight="bold" style:font-size-asian="9pt" style:font-name="Verdana" style:font-size-complex="9pt" officeooo:rsid="006dacdf" style:font-name-asian="Times New Roman1" fo:font-size="9pt" style:font-weight-asian="bold" style:font-weight-complex="bold" fo:color="#17365d" style:font-name-complex="Times New Roman1"/>
    </style:style>
    <style:style style:name="P33" style:master-page-name="Standard" style:parent-style-name="Standard" style:family="paragraph">
      <style:paragraph-properties style:page-number="auto"/>
      <style:text-properties officeooo:paragraph-rsid="001ce1d2" fo:font-weight="bold" style:font-size-asian="12pt" style:font-name="Arial" style:font-size-complex="12pt" style:font-name-asian="Times New Roman1" fo:font-size="12pt" style:font-weight-asian="bold" style:font-weight-complex="bold" fo:color="#17365d" style:font-name-complex="Times New Roman1"/>
    </style:style>
    <style:style style:name="P34" style:family="paragraph">
      <style:paragraph-properties fo:margin-top="0cm" fo:text-indent="0cm" style:writing-mode="lr-tb" style:text-autospace="ideograph-alpha" fo:margin-left="0cm" style:punctuation-wrap="hanging" fo:margin-right="0cm" fo:text-align="start" style:line-break="strict" fo:margin-bottom="0cm" fo:line-height="100%">
        <style:tab-stops/>
      </style:paragraph-properties>
      <style:text-properties fo:hyphenate="false"/>
    </style:style>
    <style:style style:name="T1" style:family="text">
      <style:text-properties style:font-size-asian="6pt" fo:color="#002060" style:font-name="Verdana" fo:font-size="6pt" style:font-size-complex="6pt"/>
    </style:style>
    <style:style style:name="T2" style:family="text">
      <style:text-properties fo:font-weight="normal" style:font-size-asian="6pt" style:font-name="Verdana" style:font-size-complex="6pt" fo:font-size="6pt" style:font-weight-asian="normal" fo:color="#002060"/>
    </style:style>
    <style:style style:name="T3" style:family="text">
      <style:text-properties fo:color="#000000" style:font-name-complex="Times New Roman1" style:font-name-asian="Times New Roman1"/>
    </style:style>
    <style:style style:name="T4" style:family="text">
      <style:text-properties officeooo:rsid="001e2127" fo:color="#000000" style:font-name-complex="Times New Roman1" style:font-name-asian="Times New Roman1"/>
    </style:style>
    <style:style style:name="T5" style:family="text">
      <style:text-properties officeooo:rsid="001ce1d2" fo:color="#000000" style:font-name-complex="Times New Roman1" style:font-name-asian="Times New Roman1"/>
    </style:style>
    <style:style style:name="T6" style:family="text">
      <style:text-properties fo:font-weight="normal" fo:font-style="normal" style:text-underline-style="none" style:text-outline="false" style:text-line-through-type="none" style:font-name="vardana1" fo:letter-spacing="normal" style:text-line-through-style="none" fo:text-shadow="none" style:font-style-asian="normal" style:text-emphasize="none" style:letter-kerning="true" fo:color="#000000" style:font-weight-asian="normal"/>
    </style:style>
    <style:style style:name="T7" style:family="text">
      <style:text-properties fo:font-weight="normal" fo:font-style="normal" style:text-underline-style="none" style:text-outline="false" style:text-line-through-type="none" style:font-name="vardana1" fo:letter-spacing="normal" style:text-line-through-style="none" officeooo:rsid="0075de11" fo:text-shadow="none" style:font-style-asian="normal" style:text-emphasize="none" style:letter-kerning="true" fo:color="#000000" style:font-weight-asian="normal"/>
    </style:style>
    <style:style style:name="T8" style:family="text">
      <style:text-properties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T9" style:family="text">
      <style:text-properties fo:font-weight="bold" style:font-size-asian="9pt" style:font-name="Verdana" style:font-size-complex="9pt" officeooo:rsid="002b85d9" style:font-name-asian="Times New Roman1" fo:font-size="9pt" style:font-weight-asian="bold" style:font-weight-complex="bold" fo:color="#17365d" style:font-name-complex="Times New Roman1"/>
    </style:style>
    <style:style style:name="T10" style:family="text">
      <style:text-properties fo:font-weight="bold" style:font-size-asian="9pt" style:font-name="Verdana" style:font-size-complex="9pt" officeooo:rsid="00353364" style:font-name-asian="Times New Roman1" fo:font-size="9pt" style:font-weight-asian="bold" style:font-weight-complex="bold" fo:color="#17365d" style:font-name-complex="Times New Roman1"/>
    </style:style>
    <style:style style:name="T11" style:family="text">
      <style:text-properties fo:font-weight="bold" style:font-size-asian="9pt" style:font-name="Verdana" style:font-size-complex="9pt" officeooo:rsid="0037f377" style:font-name-asian="Times New Roman1" fo:font-size="9pt" style:font-weight-asian="bold" style:font-weight-complex="bold" fo:color="#17365d" style:font-name-complex="Times New Roman1"/>
    </style:style>
    <style:style style:name="T12" style:family="text">
      <style:text-properties fo:font-weight="bold" style:font-size-asian="9pt" style:font-name="Verdana" style:font-size-complex="9pt" officeooo:rsid="007ea6ed" style:font-name-asian="Times New Roman1" fo:font-size="9pt" style:font-weight-asian="bold" style:font-weight-complex="bold" fo:color="#17365d" style:font-name-complex="Times New Roman1"/>
    </style:style>
    <style:style style:name="T13" style:family="text">
      <style:text-properties fo:font-weight="bold" fo:font-style="italic" style:font-size-asian="9pt" style:font-name="Verdana" style:font-size-complex="9pt" style:font-name-asian="Times New Roman1" fo:font-size="9pt" style:font-style-asian="italic" style:font-weight-complex="bold" fo:color="#17365d" style:font-name-complex="Times New Roman1" style:font-weight-asian="bold"/>
    </style:style>
    <style:style style:name="T14" style:family="text">
      <style:text-properties fo:font-weight="bold" style:font-size-asian="7pt" style:font-name="Verdana" style:font-size-complex="9pt" style:font-name-asian="Times New Roman1" fo:font-size="7pt" style:font-weight-asian="bold" style:font-weight-complex="bold" fo:color="#17365d" style:font-name-complex="Times New Roman1"/>
    </style:style>
    <style:style style:name="T15" style:family="text">
      <style:text-properties fo:font-weight="bold" style:font-name="Verdana" officeooo:rsid="0037f377" style:font-name-asian="Times New Roman1" style:font-weight-asian="bold" style:font-weight-complex="bold" fo:color="#17365d" style:font-name-complex="Times New Roman1"/>
    </style:style>
    <style:style style:name="T16" style:family="text">
      <style:text-properties fo:font-weight="normal" style:font-name="Verdana" officeooo:rsid="0040ce69" style:font-name-asian="Times New Roman1" style:font-weight-asian="normal" style:font-weight-complex="normal" fo:color="#17365d" style:font-name-complex="Times New Roman1"/>
    </style:style>
    <style:style style:name="T17" style:family="text">
      <style:text-properties fo:font-weight="bold" style:font-name-asian="Times New Roman1" style:font-weight-asian="bold" style:font-weight-complex="bold" fo:color="#17365d" style:font-name-complex="Times New Roman1"/>
    </style:style>
    <style:style style:name="T18" style:family="text">
      <style:text-properties officeooo:rsid="002fbab9"/>
    </style:style>
    <style:style style:name="T19" style:family="text">
      <style:text-properties officeooo:rsid="0037a5a6"/>
    </style:style>
    <style:style style:name="T20" style:family="text">
      <style:text-properties officeooo:rsid="0040ce69"/>
    </style:style>
    <style:style style:name="T21" style:family="text">
      <style:text-properties officeooo:rsid="00496279"/>
    </style:style>
    <style:style style:name="T22" style:family="text">
      <style:text-properties officeooo:rsid="005a73d7"/>
    </style:style>
    <style:style style:name="T23" style:family="text">
      <style:text-properties officeooo:rsid="008550cb"/>
    </style:style>
    <style:style style:name="T24" style:family="text">
      <style:text-properties fo:font-weight="normal" fo:font-style="normal" style:use-window-font-color="true" fo:language="es" style:font-style-complex="normal" fo:letter-spacing="normal" style:font-name-asian="Droid Sans Fallback" style:country-asian="CN" style:letter-kerning="true" style:font-name-complex="Droid Sans Devanagari" style:text-position="0% 100%" style:text-underline-style="none" style:text-emphasize="none" style:font-name="Liberation Serif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style:text-line-through-type="none" fo:text-shadow="none" style:text-line-through-mode="continuous" style:language-complex="hi" fo:font-size="10pt" style:country-complex="IN"/>
    </style:style>
    <style:style style:name="T25" style:family="text">
      <style:text-properties fo:font-weight="normal" fo:font-style="normal" fo:language="es" style:font-style-complex="normal" fo:letter-spacing="normal" style:font-name-asian="Droid Sans Fallback" style:country-asian="CN" style:letter-kerning="true" style:font-name-complex="Droid Sans Devanagari" style:text-position="0% 100%" style:text-underline-style="none" style:text-emphasize="none" style:font-name="Liberation Serif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style:text-line-through-type="none" fo:text-shadow="none" style:text-line-through-mode="continuous" style:language-complex="hi" fo:font-size="10pt" style:country-complex="IN" fo:color="#000000"/>
    </style:style>
    <style:style style:name="T26" style:family="text">
      <style:text-properties fo:font-weight="normal" fo:font-style="normal" fo:language="es" style:font-style-complex="normal" fo:letter-spacing="normal" style:font-name-asian="Droid Sans Fallback" style:country-asian="CN" style:letter-kerning="true" style:font-name-complex="Droid Sans Devanagari" style:text-position="0% 100%" style:text-underline-style="none" style:text-emphasize="none" style:font-name="vardana" style:language-asian="zh" style:font-weight-asian="normal" style:text-scale="100%" style:text-underline-mode="continuous" style:font-weight-complex="normal" style:text-overline-style="none" style:font-relief="none" style:text-outline="false" style:font-size-complex="9pt" style:text-line-through-style="none" fo:font-variant="normal" fo:text-transform="none" style:font-style-asian="normal" style:text-overline-color="font-color" style:text-overline-mode="continuous" fo:country="ES" style:font-size-asian="9pt" style:text-line-through-type="none" fo:text-shadow="none" style:text-line-through-mode="continuous" style:language-complex="hi" fo:font-size="9pt" style:country-complex="IN" fo:color="#000000"/>
    </style:style>
    <style:style style:name="T27" style:family="text">
      <style:text-properties fo:font-weight="bold" fo:font-style="normal" fo:language="es" style:font-style-complex="normal" fo:letter-spacing="normal" style:font-name-asian="Times New Roman" style:country-asian="CN" style:letter-kerning="true" style:font-name-complex="Droid Sans Devanagari" style:text-position="0% 100%" style:text-underline-style="none" style:text-emphasize="none" style:font-name="Verdana" style:language-asian="zh" style:font-weight-asian="bold" style:text-scale="100%" style:text-underline-mode="continuous" style:font-weight-complex="bold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9pt" style:text-line-through-type="none" fo:text-shadow="none" style:text-line-through-mode="continuous" style:language-complex="hi" fo:font-size="9pt" style:country-complex="IN" fo:color="#17365d"/>
    </style:style>
    <style:style style:name="fr1" style:parent-style-name="Graphics" style:family="graphic">
      <style:graphic-properties style:vertical-pos="from-top" draw:image-opacity="100%" draw:green="0%" fo:clip="rect(0cm, 0cm, 0cm, 0cm)" style:mirror="none" style:horizontal-pos="from-left" draw:red="0%" draw:color-mode="standard" draw:contrast="0%" draw:blue="0%" draw:gamma="100%" style:vertical-rel="paragraph" draw:luminance="0%" style:horizontal-rel="paragraph" draw:color-inversion="false"/>
    </style:style>
    <style:style style:name="Sect1" style:family="section">
      <style:section-properties style:editable="false">
        <style:columns fo:column-gap="0cm" fo:column-count="1"/>
      </style:section-properties>
    </style:style>
    <text:list-style style:name="L1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6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7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text text:use-soft-page-breaks="true"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p text:style-name="P33">ANTECEDENTES</text:p>
      <text:p text:style-name="P14"/>
      <table:table table:name="Table1" table:style-name="Table1">
        <table:table-column table:style-name="Table1.A"/>
        <table:table-column table:style-name="Table1.B"/>
        <table:table-row table:style-name="Table1.1">
          <table:table-cell office:value-type="string" table:number-columns-spanned="2" table:style-name="Table1.A1">
            <text:p text:style-name="P23"><text:span text:style-name="T17">Cliente</text:span><text:span text:style-name="T3">: Centro de Ecología Aplicada Ltda.</text:span></text:p>
          </table:table-cell>
          <table:covered-table-cell/>
        </table:table-row>
        <table:table-row table:style-name="Table1.1">
          <table:table-cell office:value-type="string" table:number-columns-spanned="2" table:style-name="Table1.A1">
            <text:p text:style-name="P24"><text:span text:style-name="T17">Proyecto-Código</text:span><text:span text:style-name="T3">: <text:s/></text:span><text:span text:style-name="T5">Estudio de Línea de Base del Medio Marino Proyecto Escondida</text:span><text:span text:style-name="T5"> </text:span>: <text:span text:style-name="T5">MEL013</text:span></text:p>
          </table:table-cell>
          <table:covered-table-cell/>
        </table:table-row>
        <table:table-row table:style-name="Table1.3">
          <table:table-cell office:value-type="string" table:style-name="Table1.A1">
            <text:p text:style-name="P24"><text:span text:style-name="T17">Solicitado por</text:span><text:span text:style-name="T3">: </text:span><text:span text:style-name="T4">David Pineda Osorio</text:span></text:p>
          </table:table-cell>
          <table:table-cell office:value-type="string" table:style-name="Table1.A1">
            <text:p text:style-name="P24"><text:span text:style-name="T17">Fecha de Solicitud</text:span><text:span text:style-name="T3">: </text:span><text:span text:style-name="T4">10-03-2015</text:span></text:p>
          </table:table-cell>
        </table:table-row>
        <table:table-row table:style-name="Table1.1">
          <table:table-cell office:value-type="string" table:number-columns-spanned="2" table:style-name="Table1.A1">
            <text:p text:style-name="P25"><text:span text:style-name="T17">Fecha de entrega material</text:span><text:span text:style-name="T3">: </text:span><text:span text:style-name="T4">15-03-2015</text:span></text:p>
          </table:table-cell>
          <table:covered-table-cell/>
        </table:table-row>
      </table:table>
      <text:p text:style-name="P17"/>
      <text:p text:style-name="P19"><text:span text:style-name="T8">REQUERIMIENTOS ANAL</text:span><text:span text:style-name="T9">Í</text:span><text:span text:style-name="T8">TICOS (</text:span><text:span text:style-name="T13">llenar una hoja por matriz</text:span><text:span text:style-name="T8">).</text:span></text:p>
      <text:p text:style-name="P19"/>
      <text:section text:style-name="Sect1" text:name="Section Matriz 1">
        <text:p text:style-name="P18"><text:span text:style-name="T8"/><text:change-end text:change-id="ct60753184"/><text:span text:style-name="T8">SISTEMA A MUESTREAR: </text:span><text:span text:style-name="T10">Agua Marina</text:span></text:p>
        <text:p text:style-name="P18"/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office:value-type="string" table:style-name="Table2.A1">
              <text:p text:style-name="P26"><text:span text:style-name="T8">Cantidad </text:span><text:span text:style-name="T14">(Estaciones)</text:span></text:p>
            </table:table-cell>
            <table:table-cell office:value-type="string" table:style-name="Table2.A1">
              <text:p text:style-name="P27">Parámetros a contratar</text:p>
            </table:table-cell>
            <table:table-cell office:value-type="string" table:style-name="Table2.C1">
              <text:p text:style-name="P28">N total (n=<text:span text:style-name="T22">xx</text:span>)</text:p>
            </table:table-cell>
          </table:table-row>
          <table:table-row>
            <table:table-cell office:value-type="string" table:style-name="Table2.A2">
              <text:p text:style-name="P5">10</text:p>
            </table:table-cell>
            <table:table-cell office:value-type="string" table:style-name="Table2.B2">
              <text:p text:style-name="P3">Sulfato  disuelto</text:p>
            </table:table-cell>
            <table:table-cell office:value-type="string" table:style-name="Table2.C2">
              <text:p text:style-name="P4">1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</text:p>
            </table:table-cell>
            <table:table-cell office:value-type="string" table:style-name="Table2.B2">
              <text:p text:style-name="P3">HAMs total</text:p>
            </table:table-cell>
            <table:table-cell office:value-type="string" table:style-name="Table2.C2">
              <text:p text:style-name="P4">7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</text:p>
            </table:table-cell>
            <table:table-cell office:value-type="string" table:style-name="Table2.B2">
              <text:p text:style-name="P3">nitrato  disuelto</text:p>
            </table:table-cell>
            <table:table-cell office:value-type="string" table:style-name="Table2.C2">
              <text:p text:style-name="P4">9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</text:p>
            </table:table-cell>
            <table:table-cell office:value-type="string" table:style-name="Table2.B2">
              <text:p text:style-name="P3">Cromo total</text:p>
            </table:table-cell>
            <table:table-cell office:value-type="string" table:style-name="Table2.C2">
              <text:p text:style-name="P4">11<office:annotation-end office:name="__Annotation__10856_1870438806"/></text:p>
            </table:table-cell>
          </table:table-row>
        </table:table>
        <text:p text:style-name="P18"/>
        <table:table table:name="Table3" table:style-name="Table3">
          <table:table-column table:style-name="Table3.A"/>
          <table:table-row>
            <table:table-cell office:value-type="string" table:style-name="Table3.A1">
              <text:p text:style-name="P27">Codificación de estaciones: </text:p>
            </table:table-cell>
          </table:table-row>
          <table:table-row>
            <table:table-cell office:value-type="string" table:style-name="Table3.A2">
              <text:p text:style-name="P2">RCA-01;RCA-02;RCA-03;RCA-04;RCA-05;RCA-06;RCA-07;RCA-08;RCA-09;RCA-10</text:p>
            </table:table-cell>
          </table:table-row>
        </table:table>
        <text:p text:style-name="P18"/>
        <table:table table:name="Table4" table:style-name="Table4">
          <table:table-column table:style-name="Table4.A"/>
          <table:table-row>
            <table:table-cell office:value-type="string" table:style-name="Table4.A1">
              <text:p text:style-name="P30"><text:span text:style-name="T18">Observaciones</text:span>: </text:p>
            </table:table-cell>
          </table:table-row>
          <table:table-row>
            <table:table-cell office:value-type="string" table:style-name="Table4.A2">
              <text:p/>
            </table:table-cell>
          </table:table-row>
        </table:table>
        <text:p text:style-name="podPageBreak"/>
      </text:section>
      <text:section text:style-name="Sect1" text:name="Section Matriz 1">
        <text:p text:style-name="P18"><text:span text:style-name="T8"/><text:change-end text:change-id="ct60753184"/><text:span text:style-name="T8">SISTEMA A MUESTREAR: </text:span><text:span text:style-name="T10">Agua Salar Dulce</text:span></text:p>
        <text:p text:style-name="P18"/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office:value-type="string" table:style-name="Table2.A1">
              <text:p text:style-name="P26"><text:span text:style-name="T8">Cantidad </text:span><text:span text:style-name="T14">(Estaciones)</text:span></text:p>
            </table:table-cell>
            <table:table-cell office:value-type="string" table:style-name="Table2.A1">
              <text:p text:style-name="P27">Parámetros a contratar</text:p>
            </table:table-cell>
            <table:table-cell office:value-type="string" table:style-name="Table2.C1">
              <text:p text:style-name="P28">N total (n=<text:span text:style-name="T22">xx</text:span>)</text:p>
            </table:table-cell>
          </table:table-row>
          <table:table-row>
            <table:table-cell office:value-type="string" table:style-name="Table2.A2">
              <text:p text:style-name="P5">10</text:p>
            </table:table-cell>
            <table:table-cell office:value-type="string" table:style-name="Table2.B2">
              <text:p text:style-name="P3">Fósforo  disuelto</text:p>
            </table:table-cell>
            <table:table-cell office:value-type="string" table:style-name="Table2.C2">
              <text:p text:style-name="P4">3<office:annotation-end office:name="__Annotation__10856_1870438806"/></text:p>
            </table:table-cell>
          </table:table-row>
        </table:table>
        <text:p text:style-name="P18"/>
        <table:table table:name="Table3" table:style-name="Table3">
          <table:table-column table:style-name="Table3.A"/>
          <table:table-row>
            <table:table-cell office:value-type="string" table:style-name="Table3.A1">
              <text:p text:style-name="P27">Codificación de estaciones: </text:p>
            </table:table-cell>
          </table:table-row>
          <table:table-row>
            <table:table-cell office:value-type="string" table:style-name="Table3.A2">
              <text:p text:style-name="P2">RCA-08</text:p>
            </table:table-cell>
          </table:table-row>
        </table:table>
        <text:p text:style-name="P18"/>
        <table:table table:name="Table4" table:style-name="Table4">
          <table:table-column table:style-name="Table4.A"/>
          <table:table-row>
            <table:table-cell office:value-type="string" table:style-name="Table4.A1">
              <text:p text:style-name="P30"><text:span text:style-name="T18">Observaciones</text:span>: </text:p>
            </table:table-cell>
          </table:table-row>
          <table:table-row>
            <table:table-cell office:value-type="string" table:style-name="Table4.A2">
              <text:p/>
            </table:table-cell>
          </table:table-row>
        </table:table>
      </text:section>
      <text:p text:style-name="P20"/>
      <text:section text:style-name="Sect1" text:name="Section Equipos">
        <text:p text:style-name="P32">MATERIALES O EQUIPOS REQUERIDOS </text:p>
        <text:p text:style-name="P16"/>
        <table:table table:name="Table5" table:style-name="Table5">
          <table:table-column table:style-name="Table5.A"/>
          <table:table-column table:style-name="Table5.B"/>
          <table:table-row>
            <table:table-cell office:value-type="string" table:style-name="Table5.A1">
              <text:p text:style-name="P29">Cantidad</text:p>
            </table:table-cell>
            <table:table-cell office:value-type="string" table:style-name="Table5.B1">
              <text:p text:style-name="P29">Equipos o instrumentos de muestreo</text:p>
            </table:table-cell>
          </table:table-row>
          <table:table-row>
            <table:table-cell office:value-type="string" table:style-name="Table5.A2">
              <text:p text:style-name="P7">1</text:p>
            </table:table-cell>
            <table:table-cell office:value-type="string" table:style-name="Table5.B2">
              <text:p text:style-name="P7">Maleta Multiparamétrica<office:annotation-end office:name="__Annotation__8587_1615771658"/></text:p>
            </table:table-cell>
          </table:table-row>
          <table:table-row>
            <table:table-cell office:value-type="string" table:style-name="Table5.A2">
              <text:p text:style-name="P7">3</text:p>
            </table:table-cell>
            <table:table-cell office:value-type="string" table:style-name="Table5.B2">
              <text:p text:style-name="P7">Botella Van Dorn (11L)<office:annotation-end office:name="__Annotation__8587_1615771658"/></text:p>
            </table:table-cell>
          </table:table-row>
          <table:table-row>
            <table:table-cell office:value-type="string" table:style-name="Table5.A2">
              <text:p text:style-name="P7">2</text:p>
            </table:table-cell>
            <table:table-cell office:value-type="string" table:style-name="Table5.B2">
              <text:p text:style-name="P7">Mensajeros<office:annotation-end office:name="__Annotation__8587_1615771658"/></text:p>
            </table:table-cell>
          </table:table-row>
        </table:table>
        <text:p text:style-name="P16"/>
        <table:table table:name="Table7" table:style-name="Table7">
          <table:table-column table:style-name="Table7.A"/>
          <table:table-row>
            <table:table-cell office:value-type="string" table:style-name="Table7.A1">
              <text:p text:style-name="P31">Observaciones: <text:s/></text:p>
            </table:table-cell>
          </table:table-row>
          <table:table-row>
            <table:table-cell office:value-type="string" table:style-name="Table7.A2">
              <text:p text:style-name="P6"/>
            </table:table-cell>
          </table:table-row>
        </table:table>
        <text:p text:style-name="P15"/>
      </text:section>
      <text:p text:style-name="Standard"/>
      <text:p text:style-name="Standard"/>
    </office:text>
  </office:body>
</office:document-content>
</file>

<file path=styles.xml><?xml version="1.0" encoding="utf-8"?>
<office:document-styles xmlns:form="urn:oasis:names:tc:opendocument:xmlns:form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svg="urn:oasis:names:tc:opendocument:xmlns:svg-compatible:1.0" xmlns:office="urn:oasis:names:tc:opendocument:xmlns:office:1.0" xmlns:math="http://www.w3.org/1998/Math/MathML" xmlns:of="urn:oasis:names:tc:opendocument:xmlns:of:1.2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officeooo="http://openoffice.org/2009/office" xmlns:number="urn:oasis:names:tc:opendocument:xmlns:datastyle:1.0" office:version="1.2">
  <office:font-face-decls>
    <style:font-face style:name="PodStarSymbol" svg:font-family="StarSymbol"/>
    <style:font-face style:name="vardana" svg:font-family="vardana"/>
    <style:font-face style:name="Arial" svg:font-family="Arial" style:font-family-generic="swiss"/>
    <style:font-face style:name="Droid Sans Devanagari1" svg:font-family="'Droid Sans Devanagari'" style:font-family-generic="swiss"/>
    <style:font-face style:name="Liberation Serif1" style:font-pitch="variable" svg:font-family="'Liberation Serif'"/>
    <style:font-face style:name="vardana2" style:font-pitch="variable" svg:font-family="vardana"/>
    <style:font-face style:name="Albertus Extra Bold" style:font-pitch="variable" svg:font-family="'Albertus Extra Bold'" style:font-family-generic="roman"/>
    <style:font-face style:name="Droid Sans Fallback1" style:font-pitch="variable" svg:font-family="'Droid Sans Fallback'" style:font-family-generic="roman"/>
    <style:font-face style:name="Liberation Serif" style:font-pitch="variable" svg:font-family="'Liberation Serif'" style:font-family-generic="roman"/>
    <style:font-face style:name="Times New Roman" style:font-pitch="variable" svg:font-family="'Times New Roman'" style:font-family-generic="roman"/>
    <style:font-face style:name="Verdana" style:font-pitch="variable" svg:font-family="Verdana" style:font-family-generic="roman"/>
    <style:font-face style:name="vardana1" style:font-pitch="variable" svg:font-family="vardana" style:font-family-generic="roman"/>
    <style:font-face style:name="Liberation Sans" style:font-pitch="variable" svg:font-family="'Liberation Sans'" style:font-family-generic="swiss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  <style:font-face style:name="Times New Roman1" style:font-pitch="variable" svg:font-family="'Times New Roman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graphic">
      <style:graphic-properties svg:stroke-color="#3465a4" fo:wrap-option="no-wrap" style:flow-with-text="false" draw:shadow-offset-y="0.3cm" draw:shadow-offset-x="0.3cm" draw:end-line-spacing-horizontal="0.283cm" draw:start-line-spacing-vertical="0.283cm" draw:start-line-spacing-horizontal="0.283cm" draw:end-line-spacing-vertical="0.283cm" draw:fill-color="#729fcf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ES" fo:language="es" style:font-name="Liberation Serif" style:language-asian="zh" style:language-complex="hi" style:font-size-asian="10.5pt" style:font-name-asian="Droid Sans Fallback" fo:font-size="12pt" style:font-size-complex="12pt" style:country-asian="CN" style:letter-kerning="true" style:font-name-complex="Droid Sans Devanagari" style:country-complex="IN"/>
    </style:default-style>
    <style:default-style style:family="paragraph">
      <style:paragraph-properties style:writing-mode="lr-tb" fo:hyphenation-ladder-count="no-limit" style:tab-stop-distance="1.651cm" style:punctuation-wrap="hanging" style:text-autospace="ideograph-alpha" style:line-break="strict"/>
      <style:text-properties fo:hyphenation-remain-char-count="2" style:use-window-font-color="true" fo:country="ES" fo:language="es" fo:hyphenation-push-char-count="2" style:font-name="Liberation Serif" style:language-asian="zh" style:language-complex="hi" style:font-size-asian="10.5pt" style:font-name-asian="Droid Sans Fallback" fo:font-size="12pt" style:font-size-complex="12pt" style:country-asian="CN" style:letter-kerning="true" fo:hyphenate="false" style:font-name-complex="Droid Sans Devanagar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Heading" style:next-style-name="Text_20_body" style:class="text" style:parent-style-name="Standard" style:family="paragraph">
      <style:paragraph-properties fo:margin-top="0.423cm" fo:keep-with-next="always" fo:margin-bottom="0.212cm" loext:contextual-spacing="false"/>
      <style:text-properties style:font-family-generic-asian="system" style:font-name-complex="Droid Sans Devanagari" style:font-family-generic-complex="system" style:font-size-asian="14pt" fo:font-family="'Liberation Sans'" style:font-name="Liberation Sans" style:font-size-complex="14pt" style:font-family-asian="'Droid Sans Fallback'" style:font-name-asian="Droid Sans Fallback" style:font-family-complex="'Droid Sans Devanagari'" fo:font-size="14pt" style:font-pitch-complex="variable" style:font-pitch="variable" style:font-pitch-asian="variable" style:font-family-generic="swiss"/>
    </style:style>
    <style:style style:name="Text_20_body" style:display-name="Text body" style:class="text" style:parent-style-name="Standard" style:family="paragraph">
      <style:paragraph-properties fo:margin-top="0cm" fo:line-height="120%" fo:margin-bottom="0.247cm" loext:contextual-spacing="false"/>
    </style:style>
    <style:style style:name="List" style:class="list" style:parent-style-name="Text_20_body" style:family="paragraph">
      <style:text-properties style:font-size-asian="12pt" style:font-family-generic-complex="swiss" style:font-family-complex="'Droid Sans Devanagari'" style:font-name-complex="Droid Sans Devanagari1"/>
    </style:style>
    <style:style style:name="Caption" style:class="extra" style:parent-style-name="Standard" style:family="paragraph">
      <style:paragraph-properties fo:margin-top="0.212cm" text:number-lines="false" text:line-number="0" fo:margin-bottom="0.212cm" loext:contextual-spacing="false"/>
      <style:text-properties fo:font-style="italic" style:font-size-asian="12pt" style:font-size-complex="12pt" style:font-family-complex="'Droid Sans Devanagari'" fo:font-size="12pt" style:font-style-asian="italic" style:font-style-complex="italic" style:font-family-generic-complex="swiss" style:font-name-complex="Droid Sans Devanagari1"/>
    </style:style>
    <style:style style:name="Index" style:class="index" style:parent-style-name="Standard" style:family="paragraph">
      <style:paragraph-properties text:number-lines="false" text:line-number="0"/>
      <style:text-properties style:font-size-asian="12pt" style:font-family-generic-complex="swiss" style:font-family-complex="'Droid Sans Devanagari'" style:font-name-complex="Droid Sans Devanagari1"/>
    </style:style>
    <style:style style:name="Header" style:class="extra" style:parent-style-name="Standard" style:family="paragraph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class="extra" style:parent-style-name="Standard" style:family="paragraph">
      <style:paragraph-properties text:number-lines="false" text:line-number="0"/>
    </style:style>
    <style:style style:name="Table_20_Heading" style:display-name="Table Heading" style:class="extra" style:parent-style-name="Table_20_Contents" style:family="paragraph">
      <style:paragraph-properties fo:text-align="center" style:justify-single-word="false" text:line-number="0" text:number-lines="false"/>
      <style:text-properties fo:font-weight="bold" style:font-weight-asian="bold" style:font-weight-complex="bold"/>
    </style:style>
    <style:style style:name="Title" style:class="chapter" style:default-outline-level="" style:parent-style-name="Standard" style:family="paragraph">
      <style:paragraph-properties fo:margin-top="0cm" loext:contextual-spacing="false" fo:text-align="center" style:justify-single-word="false" fo:margin-bottom="0cm" fo:line-height="200%"/>
      <style:text-properties fo:font-weight="bold" style:font-name-complex="Times New Roman1" style:font-family-generic-complex="system" style:font-pitch-complex="variable" fo:country="US" fo:language="en" fo:font-family="'Albertus Extra Bold'" style:font-name="Albertus Extra Bold" style:country-asian="ES" style:language-asian="es" style:font-family-asian="'Times New Roman'" style:font-name-asian="Times New Roman1" style:font-family-complex="'Times New Roman'" fo:font-size="14pt" style:font-weight-asian="bold" style:font-size-asian="14pt" style:font-pitch="variable" style:font-size-complex="10pt" style:font-pitch-asian="variable" style:font-family-generic-asian="system" style:font-family-generic="roman"/>
    </style:style>
    <style:style style:name="Footer" style:class="extra" style:parent-style-name="Standard" style:family="paragraph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class="html" style:parent-style-name="Standard" style:family="paragraph">
      <style:paragraph-properties fo:margin-top="0cm" fo:text-indent="0cm" loext:contextual-spacing="false" fo:margin-left="1cm" style:auto-text-indent="false" fo:margin-right="1cm" fo:margin-bottom="0.499cm"/>
    </style:style>
    <style:style style:name="Subtitle" style:next-style-name="Text_20_body" style:class="chapter" style:parent-style-name="Heading" style:family="paragraph">
      <style:paragraph-properties fo:margin-top="0.106cm" fo:text-align="center" style:justify-single-word="false" fo:margin-bottom="0.212cm" loext:contextual-spacing="false"/>
      <style:text-properties style:font-size-asian="18pt" fo:font-size="18pt" style:font-size-complex="18pt"/>
    </style:style>
    <style:style style:next-style-name="Text_20_body" style:class="text" style:family="paragraph" style:name="Heading_20_1" style:display-name="Heading 1" style:default-outline-level="1" style:parent-style-name="Heading">
      <style:paragraph-properties fo:margin-top="0.423cm" fo:margin-bottom="0.212cm" loext:contextual-spacing="false"/>
      <style:text-properties fo:font-weight="bold" style:font-size-asian="130%" style:font-size-complex="130%" fo:font-size="130%" style:font-weight-asian="bold" style:font-weight-complex="bold"/>
    </style:style>
    <style:style style:next-style-name="Text_20_body" style:class="text" style:family="paragraph" style:name="Heading_20_2" style:display-name="Heading 2" style:default-outline-level="2" style:parent-style-name="Heading">
      <style:paragraph-properties fo:margin-top="0.353cm" fo:margin-bottom="0.212cm" loext:contextual-spacing="false"/>
      <style:text-properties fo:font-weight="bold" style:font-size-asian="115%" style:font-size-complex="115%" fo:font-size="115%" style:font-weight-asian="bold" style:font-weight-complex="bold"/>
    </style:style>
    <style:style style:next-style-name="Text_20_body" style:class="text" style:family="paragraph" style:name="Heading_20_3" style:display-name="Heading 3" style:default-outline-level="3" style:parent-style-name="Heading">
      <style:paragraph-properties fo:margin-top="0.247cm" fo:margin-bottom="0.212cm" loext:contextual-spacing="false"/>
      <style:text-properties fo:font-weight="bold" style:font-size-asian="14pt" style:font-size-complex="14pt" fo:font-size="14pt" style:font-weight-asian="bold" style:font-weight-complex="bold" fo:color="#808080"/>
    </style:style>
    <style:style style:name="Numbering_20_Symbols" style:display-name="Numbering Symbols" style:family="text"/>
    <style:style style:name="Graphics" style:family="graphic">
      <style:graphic-properties style:vertical-pos="top" style:wrap="dynamic" style:wrap-contour="false" style:horizontal-pos="center" svg:y="0cm" svg:x="0cm" style:number-wrapped-paragraphs="no-limit" style:vertical-rel="paragraph" text:anchor-type="paragraph" style:horizontal-rel="paragraph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text-indent="-0.762cm" text:label-followed-by="listtab" fo:margin-left="0.762cm" text:list-tab-stop-position="0.762cm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text-indent="-1.016cm" text:label-followed-by="listtab" fo:margin-left="1.016cm" text:list-tab-stop-position="1.016cm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text-indent="-1.27cm" text:label-followed-by="listtab" fo:margin-left="1.27cm" text:list-tab-stop-position="1.27cm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text-indent="-1.524cm" text:label-followed-by="listtab" fo:margin-left="1.524cm" text:list-tab-stop-position="1.524cm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text-indent="-1.778cm" text:label-followed-by="listtab" fo:margin-left="1.778cm" text:list-tab-stop-position="1.778cm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text-indent="-2.032cm" text:label-followed-by="listtab" fo:margin-left="2.032cm" text:list-tab-stop-position="2.032cm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text-indent="-2.286cm" text:label-followed-by="listtab" fo:margin-left="2.286cm" text:list-tab-stop-position="2.286cm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text-indent="-2.54cm" text:label-followed-by="listtab" fo:margin-left="2.54cm" text:list-tab-stop-position="2.54cm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text-indent="-2.794cm" text:label-followed-by="listtab" fo:margin-left="2.794cm" text:list-tab-stop-position="2.794cm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text-indent="-3.048cm" text:label-followed-by="listtab" fo:margin-left="3.048cm" text:list-tab-stop-position="3.048cm"/>
        </style:list-level-properties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  <style:default-page-layout>
      <style:page-layout-properties style:layout-grid-standard-mode="true" style:writing-mode="lr-tb"/>
    </style:default-page-layout>
  </office:styles>
  <office:automatic-styles>
    <style:style style:name="Table6" style:family="table">
      <style:table-properties table:align="margins" style:width="17cm"/>
    </style:style>
    <style:style style:name="Table6.A" style:family="table-column">
      <style:table-column-properties style:column-width="1.108cm" style:rel-column-width="4270*"/>
    </style:style>
    <style:style style:name="Table6.B" style:family="table-column">
      <style:table-column-properties style:column-width="12.799cm" style:rel-column-width="49338*"/>
    </style:style>
    <style:style style:name="Table6.C" style:family="table-column">
      <style:table-column-properties style:column-width="3.094cm" style:rel-column-width="11927*"/>
    </style:style>
    <style:style style:name="Table6.1" style:family="table-row">
      <style:table-row-properties style:min-row-height="1.704cm"/>
    </style:style>
    <style:style style:name="Table6.A1" style:family="table-cell">
      <style:table-cell-properties fo:border-top="0.05pt solid #000000" fo:border-left="0.05pt solid #000000" fo:border-right="none" fo:padding="0.097cm" fo:border-bottom="0.05pt solid #000000"/>
    </style:style>
    <style:style style:name="Table6.C1" style:family="table-cell">
      <style:table-cell-properties fo:border="0.05pt solid #000000" fo:padding="0.097cm"/>
    </style:style>
    <style:style style:name="MP1" style:parent-style-name="Table_20_Contents" style:family="paragraph">
      <style:paragraph-properties fo:text-align="start" style:justify-single-word="false"/>
    </style:style>
    <style:style style:name="MP2" style:parent-style-name="Standard" style:family="paragraph">
      <style:paragraph-properties fo:margin-top="0.423cm" loext:contextual-spacing="false" fo:text-align="center" style:justify-single-word="false" fo:margin-bottom="0.212cm" fo:line-height="100%"/>
      <style:text-properties officeooo:paragraph-rsid="00310e2e" fo:font-weight="bold" fo:country="ES" fo:language="es" style:font-name="Verdana" style:font-size-complex="8pt" style:font-size-asian="8pt" fo:text-transform="uppercase" fo:font-size="8pt" style:font-weight-asian="bold" fo:color="#002060"/>
    </style:style>
    <style:style style:name="MP3" style:parent-style-name="Title" style:family="paragraph">
      <style:paragraph-properties fo:text-align="center" style:justify-single-word="false" fo:line-height="100%"/>
      <style:text-properties officeooo:paragraph-rsid="00310e2e"/>
    </style:style>
    <style:style style:name="MP4" style:parent-style-name="Standard" style:family="paragraph">
      <style:paragraph-properties fo:margin-top="0cm" fo:text-indent="0cm" loext:contextual-spacing="false" fo:margin-left="0.127cm" style:auto-text-indent="false" fo:margin-right="0cm" fo:margin-bottom="0cm" fo:line-height="100%"/>
      <style:text-properties fo:font-weight="bold" fo:country="ES" fo:language="es" style:font-name="Verdana" style:font-size-complex="8pt" style:font-size-asian="8pt" fo:text-transform="uppercase" fo:font-size="8pt" style:font-weight-asian="bold" fo:color="#002060"/>
    </style:style>
    <style:style style:name="MP5" style:parent-style-name="Header" style:family="paragraph">
      <style:paragraph-properties fo:text-align="start" style:justify-single-word="false"/>
    </style:style>
    <style:style style:name="MP6" style:parent-style-name="Footer" style:family="paragraph">
      <style:paragraph-properties fo:text-align="end" style:justify-single-word="false"/>
      <style:text-properties officeooo:paragraph-rsid="00310e2e" fo:font-weight="bold" fo:background-color="transparent" style:font-size-asian="6pt" style:font-name="Verdana" style:font-size-complex="6pt" officeooo:rsid="00310e2e" style:font-name-asian="Times New Roman1" fo:font-size="6pt" style:font-weight-asian="bold" style:font-weight-complex="bold" fo:color="#004586" style:font-name-complex="Times New Roman1"/>
    </style:style>
    <style:style style:name="MP7" style:parent-style-name="Footer" style:family="paragraph">
      <style:text-properties officeooo:paragraph-rsid="00310e2e" fo:font-weight="bold" style:font-size-asian="8pt" style:font-name="Verdana" style:font-size-complex="9pt" style:font-name-asian="Times New Roman1" fo:font-size="8pt" style:font-weight-asian="bold" style:font-weight-complex="bold" fo:color="#000000" style:font-name-complex="Times New Roman1"/>
    </style:style>
    <style:style style:name="MT1" style:family="text">
      <style:text-properties style:font-size-asian="6pt" fo:color="#002060" style:font-name="Verdana" fo:font-size="6pt" style:font-size-complex="6pt"/>
    </style:style>
    <style:style style:name="MT2" style:family="text">
      <style:text-properties fo:font-weight="normal" style:font-size-asian="6pt" style:font-name="Verdana" style:font-size-complex="6pt" fo:font-size="6pt" style:font-weight-asian="normal" fo:color="#002060"/>
    </style:style>
    <style:style style:name="Mfr1" style:parent-style-name="Graphics" style:family="graphic">
      <style:graphic-properties style:vertical-pos="from-top" draw:image-opacity="100%" draw:green="0%" fo:clip="rect(0cm, 0cm, 0cm, 0cm)" style:mirror="none" style:horizontal-pos="from-left" draw:red="0%" draw:color-mode="standard" draw:contrast="0%" draw:blue="0%" draw:gamma="100%" style:vertical-rel="paragraph" draw:luminance="0%" style:horizontal-rel="paragraph" draw:color-inversion="false"/>
    </style:style>
    <style:page-layout style:name="Mpm1">
      <style:page-layout-properties fo:margin-top="2cm" style:layout-grid-color="#c0c0c0" style:writing-mode="lr-tb" style:layout-grid-ruby-below="false" fo:margin-left="2cm" fo:page-width="21.001cm" style:num-format="1" style:layout-grid-mode="none" style:print-orientation="portrait" style:layout-grid-lines="44" style:layout-grid-ruby-height="0cm" style:footnote-max-height="0cm" style:layout-grid-print="true" fo:margin-bottom="2cm" style:layout-grid-snap-to="true" style:layout-grid-base-height="0.55cm" style:layout-grid-base-width="0.37cm" fo:page-height="29.7cm" style:layout-grid-display="true" fo:margin-right="2cm">
        <style:footnote-sep style:adjustment="left" style:rel-width="25%" style:line-style="solid" style:color="#000000" style:distance-after-sep="0.101cm" style:width="0.018cm" style:distance-before-sep="0.101cm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margin-top="2cm" style:layout-grid-color="#c0c0c0" style:writing-mode="lr-tb" style:layout-grid-ruby-below="false" fo:margin-left="2cm" fo:page-width="21.001cm" style:num-format="1" style:layout-grid-mode="none" style:print-orientation="portrait" style:layout-grid-lines="44" style:layout-grid-ruby-height="0cm" style:footnote-max-height="0cm" style:layout-grid-print="true" fo:margin-bottom="2cm" style:layout-grid-snap-to="true" style:layout-grid-base-height="0.55cm" style:layout-grid-base-width="0.37cm" fo:page-height="29.7cm" style:layout-grid-display="true" fo:margin-right="2cm">
        <style:footnote-sep style:adjustment="left" style:rel-width="25%" style:line-style="solid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6" table:style-name="Table6">
          <table:table-column table:style-name="Table6.A"/>
          <table:table-column table:style-name="Table6.B"/>
          <table:table-column table:style-name="Table6.C"/>
          <table:table-row table:style-name="Table6.1">
            <table:table-cell office:value-type="string" table:style-name="Table6.A1">
              <text:p text:style-name="MP1"><draw:frame draw:name="Image2" svg:width="0.923cm" draw:z-index="1" svg:height="1.392cm" svg:y="0cm" svg:x="0.007cm" text:anchor-type="paragraph" draw:style-name="Mfr1"><draw:image xlink:type="simple" xlink:show="embed" xlink:href="Pictures/10000201000000640000009743F3E799.png" xlink:actuate="onLoad"/></draw:frame></text:p>
            </table:table-cell>
            <table:table-cell office:value-type="string" table:style-name="Table6.A1">
              <text:p text:style-name="MP2">SOLICITUD DE SERVICIO INTERNO</text:p>
              <text:p text:style-name="MP3"><text:span text:style-name="MT1">Laboratorio Ambiental Centro de Ecología Aplicada</text:span><text:span text:style-name="MT2">.</text:span></text:p>
            </table:table-cell>
            <table:table-cell office:value-type="string" table:style-name="Table6.C1">
              <text:p text:style-name="MP4"/>
              <text:p text:style-name="MP4"/>
              <text:p text:style-name="MP4">fl-33 Nº</text:p>
            </table:table-cell>
          </table:table-row>
        </table:table>
        <text:p text:style-name="MP5"/>
      </style:header>
      <style:footer>
        <text:p text:style-name="MP6">V°6 Página <text:page-number text:select-page="current">2</text:page-number> de <text:page-count>2</text:page-count></text:p>
        <text:p text:style-name="MP6">15/03/2014</text:p>
        <text:p text:style-name="MP7"/>
        <text:p text:style-name="MP7">Señale que fracción de metales requiere; total o disuelto.</text:p>
        <text:p text:style-name="MP7">Los materiales deben solicitarse como mínimo con 10 días hábiles de antelación a la fecha de entrega.</text:p>
      </style:footer>
    </style:master-page>
    <style:master-page style:name="First_20_Page" style:next-style-name="Standard" style:display-name="First Pag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0T15:43:24.800786838</meta:creation-date>
    <dc:date>2015-03-12T16:47:26.837369621</dc:date>
    <meta:editing-duration>PT23H30M18S</meta:editing-duration>
    <meta:editing-cycles>107</meta:editing-cycles>
    <meta:generator>LibreOffice/4.3.5.2.0$Linux_X86_64 LibreOffice_project/430m0$Build-2</meta:generator>
    <meta:document-statistic meta:table-count="7" meta:image-count="1" meta:object-count="0" meta:page-count="2" meta:paragraph-count="32" meta:word-count="112" meta:character-count="991" meta:non-whitespace-character-count="905"/>
  </office:meta>
</office:document-meta>
</file>